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f59" officeooo:paragraph-rsid="000bef59"/>
    </style:style>
    <style:style style:name="P2" style:family="paragraph" style:parent-style-name="Standard">
      <style:text-properties officeooo:rsid="000e6e14" officeooo:paragraph-rsid="000e6e14"/>
    </style:style>
    <style:style style:name="P3" style:family="paragraph" style:parent-style-name="Standard">
      <style:text-properties officeooo:rsid="000bef59" officeooo:paragraph-rsid="000bef59"/>
    </style:style>
    <style:style style:name="P4" style:family="paragraph" style:parent-style-name="Standard">
      <style:text-properties officeooo:rsid="001345e3" officeooo:paragraph-rsid="001345e3"/>
    </style:style>
    <style:style style:name="T1" style:family="text">
      <style:text-properties officeooo:rsid="000bf412"/>
    </style:style>
    <style:style style:name="T2" style:family="text">
      <style:text-properties officeooo:rsid="000d6d2e"/>
    </style:style>
    <style:style style:name="T3" style:family="text">
      <style:text-properties officeooo:rsid="00120a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28.11.23</text:p>
      <text:p text:style-name="P4">Ibrahim Norbert Mansaray</text:p>
      <text:p text:style-name="P1"/>
      <text:p text:style-name="P1">Cardiac strain outputs from a deformable registration model. Training data<text:span text:style-name="T2">set</text:span> was tof_gcn, <text:span text:style-name="T2">it</text:span> contains 265 patients with manually labeled masks. The data points have a resolution o<text:span text:style-name="T1">f 14,256,256 with 20 time points and a xyz grid spacing of 1.17,1.17,</text:span><text:span text:style-name="T3">1</text:span><text:span text:style-name="T1">. <text:s/>Training proceeded </text:span><text:span text:style-name="T2">with Adam optimizer </text:span><text:span text:style-name="T1">until loss plateau at epoch 114. </text:span><text:span text:style-name="T2">Loss function used was Structural Similarity Index (SSIM). <text:s/>Predictions for cardiac strain computation were made on the training data and on the tof_indicator dataset. </text:span></text:p>
      <text:p text:style-name="P1"/>
      <text:p text:style-name="P1"/>
      <text:p text:style-name="P2">Example violin plots of deceased vs non-deceased strain have been provided as images. However if this folder is placed in the root directory of the deformable registration repository, then the available notebook can be used to reproduce the plots with statistical signific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9:22:02.651173122</meta:creation-date>
    <dc:date>2023-11-28T19:30:26.768033043</dc:date>
    <meta:editing-duration>PT9M49S</meta:editing-duration>
    <meta:editing-cycles>4</meta:editing-cycles>
    <meta:generator>LibreOffice/7.3.7.2$Linux_X86_64 LibreOffice_project/30$Build-2</meta:generator>
    <meta:document-statistic meta:table-count="0" meta:image-count="0" meta:object-count="0" meta:page-count="1" meta:paragraph-count="4" meta:word-count="120" meta:character-count="802" meta:non-whitespace-character-count="683"/>
  </office:meta>
</office:document-meta>
</file>